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616cm" style:rel-column-width="2371*"/>
    </style:style>
    <style:style style:name="表3.B" style:family="table-column">
      <style:table-column-properties style:column-width="7.904cm" style:rel-column-width="30447*"/>
    </style:style>
    <style:style style:name="表3.C" style:family="table-column">
      <style:table-column-properties style:column-width="8.493cm" style:rel-column-width="327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616cm" style:rel-column-width="2371*"/>
    </style:style>
    <style:style style:name="表6.B" style:family="table-column">
      <style:table-column-properties style:column-width="5.973cm" style:rel-column-width="23006*"/>
    </style:style>
    <style:style style:name="表6.C" style:family="table-column">
      <style:table-column-properties style:column-width="10.425cm" style:rel-column-width="4015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616cm" style:rel-column-width="2371*"/>
    </style:style>
    <style:style style:name="表7.B" style:family="table-column">
      <style:table-column-properties style:column-width="5.973cm" style:rel-column-width="23006*"/>
    </style:style>
    <style:style style:name="表7.C" style:family="table-column">
      <style:table-column-properties style:column-width="10.425cm" style:rel-column-width="4015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7.805cm" style:rel-column-width="30066*"/>
    </style:style>
    <style:style style:name="表8.B" style:family="table-column">
      <style:table-column-properties style:column-width="9.208cm" style:rel-column-width="35469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7.805cm" style:rel-column-width="30066*"/>
    </style:style>
    <style:style style:name="表9.B" style:family="table-column">
      <style:table-column-properties style:column-width="9.208cm" style:rel-column-width="35469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244cm" style:rel-column-width="4790*"/>
    </style:style>
    <style:style style:name="表11.B" style:family="table-column">
      <style:table-column-properties style:column-width="8.202cm" style:rel-column-width="31595*"/>
    </style:style>
    <style:style style:name="表11.C" style:family="table-column">
      <style:table-column-properties style:column-width="2.275cm" style:rel-column-width="8765*"/>
    </style:style>
    <style:style style:name="表11.D" style:family="table-column">
      <style:table-column-properties style:column-width="5.292cm" style:rel-column-width="2038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244cm" style:rel-column-width="4790*"/>
    </style:style>
    <style:style style:name="表12.B" style:family="table-column">
      <style:table-column-properties style:column-width="10.478cm" style:rel-column-width="40360*"/>
    </style:style>
    <style:style style:name="表12.C" style:family="table-column">
      <style:table-column-properties style:column-width="5.292cm" style:rel-column-width="20385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244cm" style:rel-column-width="4790*"/>
    </style:style>
    <style:style style:name="表15.B" style:family="table-column">
      <style:table-column-properties style:column-width="10.478cm" style:rel-column-width="40360*"/>
    </style:style>
    <style:style style:name="表15.C" style:family="table-column">
      <style:table-column-properties style:column-width="5.292cm" style:rel-column-width="20385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244cm" style:rel-column-width="4790*"/>
    </style:style>
    <style:style style:name="表16.B" style:family="table-column">
      <style:table-column-properties style:column-width="10.478cm" style:rel-column-width="40360*"/>
    </style:style>
    <style:style style:name="表16.C" style:family="table-column">
      <style:table-column-properties style:column-width="5.292cm" style:rel-column-width="20385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244cm" style:rel-column-width="4790*"/>
    </style:style>
    <style:style style:name="表17.B" style:family="table-column">
      <style:table-column-properties style:column-width="10.478cm" style:rel-column-width="40360*"/>
    </style:style>
    <style:style style:name="表17.C" style:family="table-column">
      <style:table-column-properties style:column-width="5.292cm" style:rel-column-width="20385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244cm" style:rel-column-width="4790*"/>
    </style:style>
    <style:style style:name="表18.B" style:family="table-column">
      <style:table-column-properties style:column-width="10.478cm" style:rel-column-width="40360*"/>
    </style:style>
    <style:style style:name="表18.C" style:family="table-column">
      <style:table-column-properties style:column-width="5.292cm" style:rel-column-width="20385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244cm" style:rel-column-width="4790*"/>
    </style:style>
    <style:style style:name="表19.B" style:family="table-column">
      <style:table-column-properties style:column-width="10.478cm" style:rel-column-width="40360*"/>
    </style:style>
    <style:style style:name="表19.C" style:family="table-column">
      <style:table-column-properties style:column-width="5.292cm" style:rel-column-width="20385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5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6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7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3" style:family="paragraph" style:parent-style-name="Table_20_Contents" style:list-style-name="L4">
      <style:text-properties style:font-name="Arial" fo:font-size="16pt" style:font-name-asian="Arial" style:font-size-asian="16pt" style:font-size-complex="16pt"/>
    </style:style>
    <style:style style:name="P34" style:family="paragraph" style:parent-style-name="Table_20_Contents" style:list-style-name="L5">
      <style:text-properties style:font-name="Arial" fo:font-size="16pt" style:font-name-asian="Arial" style:font-size-asian="16pt" style:font-size-complex="16pt"/>
    </style:style>
    <style:style style:name="P35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36" style:family="paragraph" style:parent-style-name="Table_20_Contents" style:list-style-name="L18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38" style:family="paragraph" style:parent-style-name="Table_20_Contents" style:list-style-name="L20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40" style:family="paragraph" style:parent-style-name="Table_20_Contents" style:list-style-name="L18">
      <style:text-properties style:font-name="Verdana" fo:font-size="16pt" fo:background-color="#996600" style:font-size-asian="16pt" style:font-size-complex="16pt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able_20_Contents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able_20_Contents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4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6" style:family="paragraph" style:parent-style-name="Text_20_body" style:list-style-name="L17">
      <style:paragraph-properties fo:line-height="150%"/>
      <style:text-properties style:font-name="Arial" fo:font-size="16pt" style:font-name-asian="Arial" style:font-size-asian="16pt" style:font-size-complex="16pt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69" style:family="paragraph" style:parent-style-name="Text_20_body">
      <style:paragraph-properties fo:margin-top="0cm" fo:margin-bottom="0cm" fo:line-height="150%" style:writing-mode="lr-tb"/>
    </style:style>
    <style:style style:name="P7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12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3" style:family="text">
      <style:text-properties style:font-name="Verdana"/>
    </style:style>
    <style:style style:name="T14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transparent"/>
    </style:style>
    <style:style style:name="T22" style:family="text">
      <style:text-properties fo:background-color="#99ff99"/>
    </style:style>
    <style:style style:name="T23" style:family="text">
      <style:text-properties fo:background-color="#ffcccc"/>
    </style:style>
    <style:style style:name="T24" style:family="text">
      <style:text-properties fo:background-color="#66ffff"/>
    </style:style>
    <style:style style:name="T25" style:family="text">
      <style:text-properties fo:background-color="#cc99ff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2">:\Users\iwabuchiken\AppData\Roaming\MetaQuotes\Terminal\34</text:span><text:span text:style-name="T12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16"><text:span text:style-name="T7">13.48_6</text:span><text:span text:style-name="T6">---------------------------------------------------------------------------</text:span></text:p>
      <text:p text:style-name="P19">[7] res free# JVEMV6 44#13.51.1_X / 44. currency / 13. tasks / 51. observe / 1. specific-selections:prev 4 bars ==&gt; all up/down / 20201026_131727</text:p>
      <text:p text:style-name="P7"/>
      <text:p text:style-name="P7">[do] <text:span text:style-name="T1">#_ </text:span></text:p>
      <text:list xml:id="list1661107750355739778" text:style-name="L1">
        <text:list-item>
          <text:p text:style-name="P48"><text:soft-page-break/>REVIEW </text:p>
          <text:list>
            <text:list-item>
              <text:p text:style-name="P48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7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7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4537091" text:continue-numbering="true" text:style-name="L1">
        <text:list-item>
          <text:p text:style-name="P66">TASK</text:p>
          <text:list>
            <text:list-item>
              <text:p text:style-name="P48">+ 520 and – 610 (28544408)</text:p>
              <text:list>
                <text:list-item>
                  <text:p text:style-name="P48">the trajectories ==&gt; identical → let's see the actual charts.</text:p>
                </text:list-item>
              </text:list>
            </text:list-item>
            <text:list-item>
              <text:p text:style-name="P66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7">[next]</text:p>
      <text:list xml:id="list1187414869641824261" text:style-name="L2">
        <text:list-item>
          <text:p text:style-name="P49">TASK</text:p>
          <text:list>
            <text:list-item>
              <text:p text:style-name="P49">+230 <text:span text:style-name="T20">と、-610 (28546674)</text:span></text:p>
            </text:list-item>
          </text:list>
        </text:list-item>
      </text:list>
      <text:p text:style-name="P7">[further]</text:p>
      <text:p text:style-name="P7"><text:line-break/><text:span text:style-name="T15">[/ XXX] 20201026_144100</text:span></text:p>
      <text:p text:style-name="P7"/>
      <text:p text:style-name="P11"/>
      <text:p text:style-name="P16"><text:span text:style-name="T7">13.52_X</text:span><text:span text:style-name="T6">---------------------------------------------------------------------------</text:span></text:p>
      <text:p text:style-name="P19">[1] res free# JVEMV6 44#13.52_X / 44. currency / 13. tasks / 52. <text:soft-page-break/>new-tester : ea-7 <text:s/>/ 20201028_163804</text:p>
      <text:p text:style-name="P7"/>
      <text:p text:style-name="P7">[do] <text:span text:style-name="T1">#_ </text:span></text:p>
      <text:list xml:id="list8472943853251473967" text:style-name="L3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<text:span text:style-name="T1">#_ </text:span>T-1.1 : new folder</text:p>
              <text:list>
                <text:list-item>
                  <text:p text:style-name="P50">new file : ea-7_tasks-51_post-take-position-stats.mq4</text:p>
                </text:list-item>
                <text:list-item>
                  <text:p text:style-name="P50">C:\Users\iwabuchiken\AppData\Roaming\MetaQuotes\Terminal\34B08C83A5AAE27A4079DE708E60511E\MQL4\Experts\labs\ea-7_tasks-51_post-take-position-stats</text:p>
                </text:list-item>
              </text:list>
            </text:list-item>
            <text:list-item>
              <text:p text:style-name="P50"><text:span text:style-name="T1">#_ </text:span>T-1.2</text:p>
              <text:list>
                <text:list-item>
                  <text:p text:style-name="P50">C/P : ea-4.mq4</text:p>
                </text:list-item>
                <text:list-item>
                  <text:p text:style-name="P50">rename file ==&gt; ea-7_tasks-51_post-take-position-stats.mq4 <text:s text:c="3"/></text:p>
                </text:list-item>
              </text:list>
            </text:list-item>
            <text:list-item>
              <text:p text:style-name="P50">T-1.3 : new func</text:p>
              <text:list>
                <text:list-item>
                  <text:p text:style-name="P50">DUP : op_Post_Take_Position // lib_ea_2.mqh</text:p>
                  <text:list>
                    <text:list-item>
                      <text:p text:style-name="P50">//_20200428_144229:head</text:p>
                    </text:list-item>
                  </text:list>
                </text:list-item>
                <text:list-item>
                  <text:p text:style-name="P50">rename ==&gt; op_Post_Take_Position__V2 // lib_ea_2.mqh</text:p>
                  <text:list>
                    <text:list-item>
                      <text:p text:style-name="P50">//head:20201028_164614</text:p>
                    </text:list-item>
                  </text:list>
                </text:list-item>
                <text:list-item>
                  <text:p text:style-name="P50">revie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"/>
          </table:table-cell>
          <table:table-cell table:style-name="表3.A1" office:value-type="string">
            <text:p text:style-name="P2">step : 1 <text:s text:c="8"/>prep : vars</text:p>
          </table:table-cell>
          <table:table-cell table:style-name="表3.C1" office:value-type="string">
            <text:p text:style-name="P2">numOf_Target_Prev_Bars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meta info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 <text:s text:c="8"/>write : ticket and others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1 <text:s text:c="8"/>header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<text:s text:c="8"/>body</text:p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>step : 2.2 : X <text:s text:c="11"/>write</text:p>
          </table:table-cell>
          <table:table-cell table:style-name="表3.C2" office:value-type="string">
            <text:p text:style-name="P2"/>
          </table:table-cell>
        </table:table-row>
        <text:soft-page-break/>
        <table:table-row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list xml:id="list34550866" text:continue-numbering="true" text:style-name="L3">
        <text:list-item>
          <text:list>
            <text:list-item>
              <text:list>
                <text:list-item>
                  <text:p text:style-name="P50">coding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4">#_ </text:p>
          </table:table-cell>
          <table:table-cell table:style-name="表6.A1" office:value-type="string">
            <text:p text:style-name="P2">step : 2.1 <text:s text:c="8"/>header</text:p>
          </table:table-cell>
          <table:table-cell table:style-name="表6.C1" office:value-type="string">
            <text:p text:style-name="P2">//marker:20201028_165311</text:p>
          </table:table-cell>
        </table:table-row>
        <table:table-row>
          <table:table-cell table:style-name="表6.A2" office:value-type="string">
            <text:p text:style-name="P14">#_ </text:p>
          </table:table-cell>
          <table:table-cell table:style-name="表6.A2" office:value-type="string">
            <text:p text:style-name="P2">step : 2.1 : 8</text:p>
          </table:table-cell>
          <table:table-cell table:style-name="表6.C2" office:value-type="string">
            <text:p text:style-name="P2">//code:20201028_165549</text:p>
          </table:table-cell>
        </table:table-row>
        <table:table-row>
          <table:table-cell table:style-name="表6.A2" office:value-type="string">
            <text:p text:style-name="P14">#_ </text:p>
          </table:table-cell>
          <table:table-cell table:style-name="表6.A2" office:value-type="string">
            <text:p text:style-name="P2">step : 2.2 <text:s text:c="8"/>body</text:p>
          </table:table-cell>
          <table:table-cell table:style-name="表6.C2" office:value-type="string">
            <text:p text:style-name="P2">//marker:20201028_165651 <text:s text:c="2"/></text:p>
          </table:table-cell>
        </table:table-row>
        <table:table-row>
          <table:table-cell table:style-name="表6.A2" office:value-type="string">
            <text:p text:style-name="P14">#_ </text:p>
          </table:table-cell>
          <table:table-cell table:style-name="表6.A2" office:value-type="string">
            <text:p text:style-name="P2">step : 2.2 : 8</text:p>
          </table:table-cell>
          <table:table-cell table:style-name="表6.C2" office:value-type="string">
            <text:p text:style-name="P2">//code:20201028_165728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caller line</text:p>
          </table:table-cell>
          <table:table-cell table:style-name="表6.C2" office:value-type="string">
            <text:p text:style-name="P2">op_Post_Take_Position ==&gt; 2 entries in the file</text:p>
            <text:list xml:id="list8353754032490500122" text:style-name="L4">
              <text:list-item>
                <text:p text:style-name="P33">//marker:20201028_171313</text:p>
                <text:list>
                  <text:list-item>
                    <text:p text:style-name="P33">==&gt; start()</text:p>
                  </text:list-item>
                </text:list>
              </text:list-item>
              <text:list-item>
                <text:p text:style-name="P33">//_20200518_124428:tmp</text:p>
                <text:list>
                  <text:list-item>
                    <text:p text:style-name="P33">==&gt; init()</text:p>
                  </text:list-item>
                </text:list>
              </text:list-item>
            </text:list>
            <text:p text:style-name="P2">==&gt; both, modify to → new func</text:p>
            <text:p text:style-name="P2"/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A2" office:value-type="string">
            <text:p text:style-name="P2">parameter values</text:p>
          </table:table-cell>
          <table:table-cell table:style-name="表6.C2" office:value-type="string">
            <text:p text:style-name="P2"/>
          </table:table-cell>
        </table:table-row>
      </table:table>
      <text:list xml:id="list34537072" text:continue-list="list34550866" text:style-name="L3">
        <text:list-item>
          <text:list>
            <text:list-item>
              <text:list>
                <text:list-item>
                  <text:p text:style-name="P50">TEST</text:p>
                  <text:list>
                    <text:list-item>
                      <text:p text:style-name="P50">compile ==&gt; OK <text:s text:c="2"/></text:p>
                    </text:list-item>
                  </text:list>
                </text:list-item>
                <text:list-item>
                  <text:p text:style-name="P50">coding : param values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>when calling “take_Position__Buy”</text:p>
          </table:table-cell>
          <table:table-cell table:style-name="表7.C1" office:value-type="string">
            <text:list xml:id="list5478087970985897138" text:style-name="L5">
              <text:list-item>
                <text:p text:style-name="P34">the func → called X times</text:p>
                <text:list>
                  <text:list-item>
                    <text:p text:style-name="P34">//marker:20201028_173432 // start()</text:p>
                  </text:list-item>
                  <text:list-item>
                    <text:p text:style-name="P34">//_20190827_131828:caller (//marker:20201028_173715) // _is_Order_Pending</text:p>
                  </text:list-item>
                  <text:list-item>
                    <text:p text:style-name="P34">//marker:20201028_173655 // _is_Order_Pending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>“take_Position__Buy” ==&gt; where called?</text:p>
            <text:p text:style-name="P2"><text:soft-page-break/></text:p>
            <text:p text:style-name="P2">//marker:20201028_173432</text:p>
            <text:p text:style-name="P2"/>
            <text:p text:style-name="P2">→ start()</text:p>
            <text:p text:style-name="P2"/>
            <text:p text:style-name="P2">==&gt; let's update this section</text:p>
          </table:table-cell>
          <table:table-cell table:style-name="表7.C2" office:value-type="string">
            <text:p text:style-name="P2">step : j3 : Y : 2 <text:s text:c="26"/>buy ==&gt; exec</text:p>
            <text:p text:style-name="P2"><text:soft-page-break/>step : j3 : Y <text:s text:c="26"/>buy : condition filled</text:p>
            <text:p text:style-name="P2">step : j2 : N <text:s text:c="20"/>order NOT pending</text:p>
            <text:p text:style-name="P2">step : j2 <text:s text:c="14"/>order pending ?</text:p>
            <text:p text:style-name="P2">if(result_b_global == true)//_is_NewBar (//_20200410_152021:tmp)</text:p>
            <text:p text:style-name="P2">step : j1 <text:s text:c="8"/>new bar ?</text:p>
            <text:p text:style-name="P2">step : A : 1 <text:s text:c="8"/>trailing</text:p>
            <text:p text:style-name="P2">step : A : 0 <text:s text:c="8"/>order --&gt; pending?</text:p>
            <text:p text:style-name="P2"><text:s text:c="3"/>==&gt; this section → comment out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2"/>
          </table:table-cell>
          <table:table-cell table:style-name="表7.C2" office:value-type="string">
            <text:p text:style-name="P2"/>
          </table:table-cell>
        </table:table-row>
      </table:table>
      <text:p text:style-name="P7"/>
      <text:p text:style-name="P7">[next]</text:p>
      <text:list xml:id="list1467433329874664821" text:style-name="L6">
        <text:list-item>
          <text:p text:style-name="P51">TASK : coding ==&gt; continue</text:p>
          <text:list>
            <text:list-item>
              <text:p text:style-name="P42">//marker:20201028_173432 // </text:p>
            </text:list-item>
            <text:list-item>
              <text:p text:style-name="P42">minstoplevel, mintakelevel</text:p>
            </text:list-item>
          </text:list>
        </text:list-item>
      </text:list>
      <text:p text:style-name="P7">[further]</text:p>
      <text:p text:style-name="P9"><text:line-break/><text:span text:style-name="T15">[/ XXX] 20201028_174928</text:span></text:p>
      <text:p text:style-name="P9"/>
      <text:p text:style-name="P11"/>
      <text:p text:style-name="P9"/>
      <text:p text:style-name="P16"><text:span text:style-name="T7">13.52_1</text:span><text:span text:style-name="T6">---------------------------------------------------------------------------</text:span></text:p>
      <text:p text:style-name="P20">[2] res free# JVEMV6 44#13.52_X / 44. currency / 13. tasks / 52. new-tester : ea-7 <text:s/>/ XXX</text:p>
      <text:p text:style-name="P68">#_ </text:p>
      <text:p text:style-name="P7">[do] <text:span text:style-name="T1">#_ </text:span></text:p>
      <text:list xml:id="list3662287935525307968" text:style-name="L7">
        <text:list-item>
          <text:p text:style-name="P52">REVIEW </text:p>
        </text:list-item>
        <text:list-item>
          <text:p text:style-name="P52"><text:soft-page-break/>TASK : coding ==&gt; continue</text:p>
          <text:list>
            <text:list-item>
              <text:list>
                <text:list-item>
                  <text:p text:style-name="P43">//marker:20201028_173432 // start()</text:p>
                </text:list-item>
                <text:list-item>
                  <text:p text:style-name="P43">minstoplevel, mintakelevel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E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">oth<text:span text:style-name="T20">er occurrence?</text:span></text:p>
            <text:p text:style-name="P35">“double minstoplevel <text:s text:c="3"/>=”</text:p>
          </table:table-cell>
          <table:table-cell table:style-name="表8.B1" office:value-type="string">
            <text:p text:style-name="P2"><text:s text:c="2"/>//_20200411_104528:tmp</text:p>
            <text:p text:style-name="P2">==&gt; once</text:p>
          </table:table-cell>
        </table:table-row>
        <table:table-row>
          <table:table-cell table:style-name="表8.A2" office:value-type="string">
            <text:p text:style-name="P2">modify</text:p>
          </table:table-cell>
          <table:table-cell table:style-name="表8.B2" office:value-type="string">
            <text:p text:style-name="P2">Time_period</text:p>
            <text:p text:style-name="P2">extern double StopLoss, oth<text:span text:style-name="T20">ers</text:span></text:p>
          </table:table-cell>
        </table:table-row>
        <table:table-row>
          <table:table-cell table:style-name="表8.A2" office:value-type="string">
            <text:p text:style-name="P2"/>
          </table:table-cell>
          <table:table-cell table:style-name="表8.B2" office:value-type="string">
            <text:p text:style-name="P2"/>
          </table:table-cell>
        </table:table-row>
      </table:table>
      <text:list xml:id="list34550195" text:continue-numbering="true" text:style-name="L7">
        <text:list-item>
          <text:list>
            <text:list-item>
              <text:list>
                <text:list-item>
                  <text:p text:style-name="P43">TEST</text:p>
                  <text:list>
                    <text:list-item>
                      <text:p text:style-name="P43"><text:span text:style-name="T2">#_ </text:span>compile</text:p>
                    </text:list-item>
                    <text:list-item>
                      <text:p text:style-name="P43">run ==&gt; running</text:p>
                    </text:list-item>
                  </text:list>
                </text:list-item>
                <text:list-item>
                  <text:p text:style-name="P43">OBS : log file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2 : past N bars ==&gt; to 18</text:p>
              <text:list>
                <text:list-item>
                  <text:p text:style-name="P43">COD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5">review</text:p>
          </table:table-cell>
          <table:table-cell table:style-name="表9.B1" office:value-type="string">
            <text:p text:style-name="P2">op_Post_Take_Position // ea-7_tasks-51_post-take-position-stats.mq4</text:p>
            <text:p text:style-name="P2">==&gt; //marker:20201028_171313 // start()</text:p>
            <text:p text:style-name="P2"/>
          </table:table-cell>
        </table:table-row>
        <table:table-row>
          <table:table-cell table:style-name="表9.A2" office:value-type="string">
            <text:p text:style-name="P2">edit ==&gt; “numOf_Target_Prev_Bars”</text:p>
            <text:p text:style-name="P2">Include\lib_ea_2.mqh</text:p>
          </table:table-cell>
          <table:table-cell table:style-name="表9.B2" office:value-type="string">
            <text:p text:style-name="P35"/>
          </table:table-cell>
        </table:table-row>
      </table:table>
      <text:list xml:id="list34547349" text:continue-numbering="true" text:style-name="L7">
        <text:list-item>
          <text:list>
            <text:list-item>
              <text:list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 ==&gt; running</text:p>
                    </text:list-item>
                    <text:list-item>
                      <text:p text:style-name="P43">log file</text:p>
                      <text:list>
                        <text:list-item>
                          <text:p text:style-name="P43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TASKS-52 ==&gt; continue : past N bars → max/min prices</text:p>
          <text:list>
            <text:list-item>
              <text:p text:style-name="P43">T-2.1</text:p>
              <text:list>
                <text:list-item>
                  <text:p text:style-name="P43">CODE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office:value-type="string">
            <text:p text:style-name="P35"/>
          </table:table-cell>
          <table:table-cell table:style-name="表11.A1" office:value-type="string">
            <text:p text:style-name="P2">op_Post_Take_Position__V2</text:p>
          </table:table-cell>
          <table:table-cell table:style-name="表11.C1" table:number-columns-spanned="2" office:value-type="string">
            <text:p text:style-name="P2">\Include\lib_ea_2.mqh</text:p>
          </table:table-cell>
          <table:covered-table-cell/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35">step : 2 <text:s text:c="8"/>write : meta info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44">#_ </text:p>
          </table:table-cell>
          <table:table-cell table:style-name="表11.A2" table:number-columns-spanned="2" office:value-type="string">
            <text:p text:style-name="P2">step : 2.1 <text:s text:c="8"/>header</text:p>
            <text:p text:style-name="P2">//code:20201029_140006</text:p>
            <text:p text:style-name="P2">new ==&gt; “step : 2.1 : 9” 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<text:s text:c="8"/>body</text:p>
            <text:p text:style-name="P2">//code:20201029_140233</text:p>
            <text:p text:style-name="P2">“step : 2.2 : 9”</text:p>
          </table:table-cell>
          <table:covered-table-cell/>
          <table:table-cell table:style-name="表11.D2" office:value-type="string">
            <text:p text:style-name="P2"/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A2" table:number-columns-spanned="2" office:value-type="string">
            <text:p text:style-name="P2">step : 2.2 : X <text:s text:c="11"/>write</text:p>
          </table:table-cell>
          <table:covered-table-cell/>
          <table:table-cell table:style-name="表11.D2" office:value-type="string">
            <text:p text:style-name="P2"/>
          </table:table-cell>
        </table:table-row>
      </table:table>
      <text:list xml:id="list34542013" text:continue-numbering="true" text:style-name="L7">
        <text:list-item>
          <text:list>
            <text:list-item>
              <text:list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 ==&gt; OK</text:p>
                    </text:list-item>
                    <text:list-item>
                      <text:p text:style-name="P43">log file ==&gt; OK <text:s text:c="2"/></text:p>
                    </text:list-item>
                  </text:list>
                </text:list-item>
              </text:list>
            </text:list-item>
            <text:list-item>
              <text:p text:style-name="P43">T-2.2</text:p>
              <text:list>
                <text:list-item>
                  <text:list>
                    <text:list-item>
                      <text:p text:style-name="P43">max/min prices ==&gt; add : BB.loc, bar index</text:p>
                    </text:list-item>
                  </text:list>
                </text:list-item>
                <text:list-item>
                  <text:p text:style-name="P43">CODE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P44">#_ </text:p>
          </table:table-cell>
          <table:table-cell table:style-name="表12.A1" office:value-type="string">
            <text:p text:style-name="P2">header : //code:20201029_140006</text:p>
            <text:p text:style-name="P2"/>
          </table:table-cell>
          <table:table-cell table:style-name="表12.C1" office:value-type="string">
            <text:p text:style-name="P2"/>
          </table:table-cell>
        </table:table-row>
        <table:table-row>
          <table:table-cell table:style-name="表12.A2" office:value-type="string">
            <text:p text:style-name="P44">#_ </text:p>
          </table:table-cell>
          <table:table-cell table:style-name="表12.A2" office:value-type="string">
            <text:p text:style-name="P2">body : //code:20201029_141922</text:p>
          </table:table-cell>
          <table:table-cell table:style-name="表12.C2" office:value-type="string">
            <text:p text:style-name="P2"/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A2" office:value-type="string">
            <text:p text:style-name="P2"/>
          </table:table-cell>
          <table:table-cell table:style-name="表12.C2" office:value-type="string">
            <text:p text:style-name="P2"/>
          </table:table-cell>
        </table:table-row>
      </table:table>
      <text:list xml:id="list34558426" text:continue-numbering="true" text:style-name="L7">
        <text:list-item>
          <text:list>
            <text:list-item>
              <text:list>
                <text:list-item>
                  <text:p text:style-name="P43">TEST</text:p>
                  <text:list>
                    <text:list-item>
                      <text:p text:style-name="P43">compile ==&gt; OK</text:p>
                    </text:list-item>
                    <text:list-item>
                      <text:p text:style-name="P43">run ==&gt; OK</text:p>
                    </text:list-item>
                    <text:list-item>
                      <text:p text:style-name="P43">log file ==&gt; OK <text:s text:c="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soft-page-break/>TASK-3 : ==&gt; run on note-pc</text:p>
          <text:list>
            <text:list-item>
              <text:p text:style-name="P43"><text:span text:style-name="T2">#_ </text:span>actions ==&gt; log_20200515_131203.[fx_TASKS-21_introduce-mq4-file-from-desktop].txt</text:p>
              <text:list>
                <text:list-item>
                  <text:p text:style-name="P43"><text:span text:style-name="T2">#_ </text:span>new account ==&gt; get</text:p>
                  <text:list>
                    <text:list-item>
                      <text:p text:style-name="P43">log_[20200725_231010].[fx_get-demo-account-gaitame-finest].txt</text:p>
                    </text:list-item>
                  </text:list>
                </text:list-item>
              </text:list>
            </text:list-item>
            <text:list-item>
              <text:p text:style-name="P43"/>
            </text:list-item>
          </text:list>
        </text:list-item>
      </text:list>
      <text:p text:style-name="P7">[next]</text:p>
      <text:list xml:id="list5829061564202395588" text:style-name="L8">
        <text:list-item>
          <text:p text:style-name="P53">TASK</text:p>
          <text:list>
            <text:list-item>
              <text:p text:style-name="P53">see ==&gt; log file from ea-7...</text:p>
            </text:list-item>
            <text:list-item>
              <text:p text:style-name="P53">add more stats ==&gt; TASKS-52</text:p>
            </text:list-item>
          </text:list>
        </text:list-item>
      </text:list>
      <text:p text:style-name="P7">[further]</text:p>
      <text:p text:style-name="P9"><text:line-break/><text:span text:style-name="T15">[/ XXX] 20201029_151506</text:span></text:p>
      <text:p text:style-name="P9"/>
      <text:p text:style-name="P45"/>
      <text:p text:style-name="P7"/>
      <text:p text:style-name="P16"><text:span text:style-name="T7">13.53_X</text:span><text:span text:style-name="T6">---------------------------------------------------------------------------</text:span></text:p>
      <text:p text:style-name="P20">[1] res free# JVEMV6 44#13.53_X / 44. currency / 13. tasks / 53. update:fx_utilities/util_3__Gen_Trading_Result_List <text:s/>/ 20201030_133821</text:p>
      <text:p text:style-name="P9"/>
      <text:p text:style-name="P7">[do] <text:span text:style-name="T1">#_ </text:span></text:p>
      <text:list xml:id="list8397182378651615002" text:style-name="L9">
        <text:list-item>
          <text:p text:style-name="P54">REVIEW </text:p>
        </text:list-item>
        <text:list-item>
          <text:p text:style-name="P54">TASK-1 : TASKS-53</text:p>
          <text:list>
            <text:list-item>
              <text:p text:style-name="P54"><text:soft-page-break/>T-1.1 : new FUNC ==&gt; util_3__Gen_Trading_Result_List__V2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P9"><text:span text:style-name="T1">#_ </text:span></text:p>
          </table:table-cell>
          <table:table-cell table:style-name="表15.A1" office:value-type="string">
            <text:p text:style-name="P2">DUP ==&gt; //head:20201030_134523</text:p>
          </table:table-cell>
          <table:table-cell table:style-name="表15.C1" office:value-type="string">
            <text:p text:style-name="P2"/>
          </table:table-cell>
        </table:table-row>
        <table:table-row>
          <table:table-cell table:style-name="表15.A2" office:value-type="string">
            <text:p text:style-name="P44"/>
          </table:table-cell>
          <table:table-cell table:style-name="表15.A2" office:value-type="string">
            <text:p text:style-name="P2">step : 0.1<text:tab/><text:tab/>* <text:tab/>params</text:p>
            <text:p text:style-name="P2">step : 1<text:tab/><text:tab/>* <text:tab/>from tickets data ==&gt; list of tickets</text:p>
            <text:p text:style-name="P2"/>
          </table:table-cell>
          <table:table-cell table:style-name="表15.C2" office:value-type="string">
            <text:p text:style-name="P2"/>
          </table:table-cell>
        </table:table-row>
      </table:table>
      <text:list xml:id="list34549768" text:continue-numbering="true" text:style-name="L9">
        <text:list-item>
          <text:list>
            <text:list-item>
              <text:list>
                <text:list-item>
                  <text:p text:style-name="P54">TEST : //debug:20201030_135128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Standard"/>
          </table:table-cell>
          <table:table-cell table:style-name="表16.A1" office:value-type="string">
            <text:p text:style-name="P4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esult_List__V2?</text:span>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20201029_150748[eap-2.id-1].[AUDJPY-5].dir</text:span>&amp;param_Fname_File_Tickets_Data=<text:span text:style-name="T23">[ea-4_tester-1].(20201029_150748).(tickets-data).log</text:span>&amp;param_Fname_File_Statement=<text:span text:style-name="T24">DetailedStatement.[a-j,m5,ea-7].[20201030_133036].[id=20119765].htm</text:span><text:span text:style-name="T21">&amp;param_Dpath_File_Statement=C:\Users\iwabuchiken\AppData\Roaming\MetaQuotes\Terminal\34B08C83A5AAE27A4079DE708E60511E\MQL4\Files\Logs</text:span><text:span text:style-name="T25">\20201029_150748[eap-2.id-1].[AUDJPY-5].dir</text:span><text:span text:style-name="T21"> </text:span></text:p>
          </table:table-cell>
          <table:table-cell table:style-name="表16.C1" office:value-type="string">
            <text:p text:style-name="P2"/>
          </table:table-cell>
        </table:table-row>
        <table:table-row>
          <table:table-cell table:style-name="表16.A2" office:value-type="string">
            <text:p text:style-name="Standard"/>
          </table:table-cell>
          <table:table-cell table:style-name="表16.A2" office:value-type="string">
            <text:p text:style-name="P4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1">C</text:span></text:a><text:span text:style-name="T21">:\Users\iwabuchiken\AppData\Roaming\MetaQuotes\Terminal\34B08C83A5AAE27A4079DE708E60511E\MQL4\Files\Logs\</text:span><text:span text:style-name="T22">&lt;XXX.dir&gt;</text:span>&amp;param_Fname_File_Tickets_Data=<text:span text:style-name="T23">&lt;XXX.(tickets-data).log&gt;</text:span>&amp;param_Fname_File_Statement=<text:span text:style-name="T24">&lt;DetailedStatement.XXX.htm&gt;</text:span><text:span text:style-name="T21">&amp;param_Dpath_File_Statement=C:\Users\iwabuchiken\AppData\Roaming\MetaQuotes\Terminal\34B08C83A5AAE27A4079DE708E60511E\MQL4\Files\Logs</text:span><text:span text:style-name="T25">\&lt;XXX.dir&gt;</text:span><text:span text:style-name="T21"> </text:span></text:p>
          </table:table-cell>
          <table:table-cell table:style-name="表16.C2" office:value-type="string">
            <text:p text:style-name="P2"/>
          </table:table-cell>
        </table:table-row>
      </table:table>
      <text:list xml:id="list34541672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2 : review ==&gt; <text:soft-page-break/>“LibFxAdmin::get_LO_Tickets_From_Tickets_Data_File”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Standard"/>
          </table:table-cell>
          <table:table-cell table:style-name="表17.A1" office:value-type="string">
            <text:p text:style-name="P41"><text:span text:style-name="T21">“array_push($lo_LineOf_Ticket_Data, $line);”</text:span></text:p>
          </table:table-cell>
          <table:table-cell table:style-name="表17.C1" office:value-type="string">
            <text:p text:style-name="P2"/>
          </table:table-cell>
        </table:table-row>
        <table:table-row>
          <table:table-cell table:style-name="表17.A2" office:value-type="string">
            <text:p text:style-name="Standard"/>
          </table:table-cell>
          <table:table-cell table:style-name="表17.A2" office:value-type="string">
            <text:p text:style-name="P41">//debug:20201030_141336</text:p>
          </table:table-cell>
          <table:table-cell table:style-name="表17.C2" office:value-type="string">
            <text:p text:style-name="P2"/>
          </table:table-cell>
        </table:table-row>
      </table:table>
      <text:list xml:id="list34552640" text:continue-numbering="true" text:style-name="L9">
        <text:list-item>
          <text:list>
            <text:list-item>
              <text:list>
                <text:list-item>
                  <text:p text:style-name="P54">TEST ==&gt; OK</text:p>
                </text:list-item>
              </text:list>
            </text:list-item>
            <text:list-item>
              <text:p text:style-name="P54">T-1.3 : new FUNC : get_LO_Tickets_Column_Names_From_Tickets_Data_File</text:p>
              <text:list>
                <text:list-item>
                  <text:p text:style-name="P54">CODE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Standard"/>
          </table:table-cell>
          <table:table-cell table:style-name="表18.A1" office:value-type="string">
            <text:p text:style-name="P41"><text:span text:style-name="T21">DUP</text:span></text:p>
          </table:table-cell>
          <table:table-cell table:style-name="表18.C1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41">“//caller:” <text:s/>==&gt; Numbering</text:p>
            <text:p text:style-name="P41">//head:20201030_142133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41">$strOf_Patterns</text:p>
          </table:table-cell>
          <table:table-cell table:style-name="表18.C2" office:value-type="string">
            <text:p text:style-name="P2"/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41">debug ==&gt; //debug:20201030_142625</text:p>
          </table:table-cell>
          <table:table-cell table:style-name="表18.C2" office:value-type="string">
            <text:p text:style-name="P2"/>
          </table:table-cell>
        </table:table-row>
      </table:table>
      <text:list xml:id="list34529471" text:continue-numbering="true" text:style-name="L9">
        <text:list-item>
          <text:list>
            <text:list-item>
              <text:list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7">[next]</text:p>
      <text:list xml:id="list1393309907065752697" text:style-name="L22">
        <text:list-item>
          <text:p text:style-name="P63">TASK : continue ==&gt; //next:20201030_143116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Standard"/>
          </table:table-cell>
          <table:table-cell table:style-name="表19.A1" office:value-type="string">
            <text:p text:style-name="P41">step : 2<text:tab/> * <text:tab/>from report file ==&gt; list of tickets</text:p>
          </table:table-cell>
          <table:table-cell table:style-name="表19.C1" office:value-type="string">
            <text:p text:style-name="P2"/>
          </table:table-cell>
        </table:table-row>
      </table:table>
      <text:list xml:id="list34545775" text:continue-numbering="true" text:style-name="L22">
        <text:list-item>
          <text:list>
            <text:list-item>
              <text:p text:style-name="P63"/>
            </text:list-item>
          </text:list>
        </text:list-item>
      </text:list>
      <text:p text:style-name="P7">[further]</text:p>
      <text:p text:style-name="P9"><text:line-break/><text:span text:style-name="T15">[/ XXX] 20201030_143147</text:span></text:p>
      <text:p text:style-name="P7"/>
      <text:p text:style-name="P45">@@@</text:p>
      <text:p text:style-name="P7"/>
      <text:p text:style-name="P16"><text:span text:style-name="T7">13.53_1</text:span><text:span text:style-name="T6">---------------------------------------------------------------------------</text:span></text:p>
      <text:p text:style-name="P20">[2] res free# JVEMV6 44#13.53_X / 44. currency / 13. tasks / 53. <text:soft-page-break/>update:fx_utilities/util_3__Gen_Trading_Result_List <text:s/>/ XXX</text:p>
      <text:p text:style-name="P7"/>
      <text:p text:style-name="P7">[do] <text:span text:style-name="T1">#_ </text:span></text:p>
      <text:list xml:id="list6582785359525390893" text:style-name="L24">
        <text:list-item>
          <text:p text:style-name="P65">REVIEW </text:p>
        </text:list-item>
        <text:list-item>
          <text:p text:style-name="P65">TASK-1</text:p>
        </text:list-item>
      </text:list>
      <text:p text:style-name="P7">[next]</text:p>
      <text:list xml:id="list2010112280950029260" text:style-name="L23">
        <text:list-item>
          <text:p text:style-name="P64">TASK</text:p>
        </text:list-item>
      </text:list>
      <text:p text:style-name="P7">[further]</text:p>
      <text:p text:style-name="P9"><text:line-break/><text:span text:style-name="T15">[/ XXX] </text:span></text:p>
      <text:p text:style-name="P7"/>
      <text:p text:style-name="P7"/>
      <text:p text:style-name="P7"/>
      <text:p text:style-name="P16"><text:span text:style-name="T7">13.52_2</text:span><text:span text:style-name="T6">---------------------------------------------------------------------------</text:span></text:p>
      <text:p text:style-name="P20">[3] res free# JVEMV6 44#13.52_X / 44. currency / 13. tasks / 52. new-tester : ea-7 <text:s/>/ XXX</text:p>
      <text:p text:style-name="P9"/>
      <text:p text:style-name="P7">[do] <text:span text:style-name="T1">#_ </text:span></text:p>
      <text:list xml:id="list34548313" text:continue-list="list34529471" text:style-name="L9">
        <text:list-item>
          <text:p text:style-name="P54">REVIEW </text:p>
        </text:list-item>
        <text:list-item>
          <text:p text:style-name="P54">TASK-1</text:p>
        </text:list-item>
      </text:list>
      <text:p text:style-name="P7">[next]</text:p>
      <text:list xml:id="list3835101989702228396" text:style-name="L10">
        <text:list-item>
          <text:p text:style-name="P55">TASK</text:p>
        </text:list-item>
      </text:list>
      <text:p text:style-name="P7">[further]</text:p>
      <text:p text:style-name="P9"><text:line-break/><text:span text:style-name="T15">[/ XXX] </text:span></text:p>
      <text:p text:style-name="P9"/>
      <text:p text:style-name="P9"><text:soft-page-break/></text:p>
      <text:p text:style-name="P9"/>
      <text:p text:style-name="P9"/>
      <text:p text:style-name="P16"><text:span text:style-name="T7">13.48_7</text:span><text:span text:style-name="T6">---------------------------------------------------------------------------</text:span></text:p>
      <text:p text:style-name="P19">[8] res free# JVEMV6 44#13.51.1_X / 44. currency / 13. tasks / 51. observe / 1. specific-selections:prev 4 bars ==&gt; all up/down / XXX</text:p>
      <text:p text:style-name="P7"/>
      <text:p text:style-name="P7">[do] <text:span text:style-name="T1">#_ </text:span></text:p>
      <text:list xml:id="list34530656" text:continue-list="list34537072" text:style-name="L3">
        <text:list-item>
          <text:p text:style-name="P50">REVIEW </text:p>
        </text:list-item>
        <text:list-item>
          <text:p text:style-name="P50">TASK-1</text:p>
        </text:list-item>
      </text:list>
      <text:p text:style-name="P7">[next]</text:p>
      <text:list xml:id="list8426693052684205894" text:style-name="L11">
        <text:list-item>
          <text:p text:style-name="P56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16"><text:span text:style-name="T7">6.2.4_6</text:span><text:span text:style-name="T6">---------------------------------------------------------------------------</text:span></text:p>
      <text:p text:style-name="P19">[7] res free# JVEMV6 44#TASKS_49.1 / 44. currency / TASKS-49.1 combined-list:selection:prev-4-bars / XXX</text:p>
      <text:p text:style-name="P7"/>
      <text:p text:style-name="P7">[do] <text:span text:style-name="T1">#_ </text:span></text:p>
      <text:list xml:id="list5305744794000716306" text:style-name="L12">
        <text:list-item>
          <text:p text:style-name="P57">REVIEW </text:p>
        </text:list-item>
        <text:list-item>
          <text:p text:style-name="P57">TASK-1</text:p>
        </text:list-item>
      </text:list>
      <text:p text:style-name="P7">[next]</text:p>
      <text:list xml:id="list1858681766193913472" text:style-name="L13">
        <text:list-item>
          <text:p text:style-name="P58"><text:soft-page-break/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4">XX</text:span>---------------------------------------------------------------------------</text:p>
      <text:p text:style-name="P19">res free# JVEMV6 44#10.2_XX / 44. currency / 10. prog-php / 2. tester / <text:s/>XXXX</text:p>
      <text:p text:style-name="Text_20_body"><text:span text:style-name="T11">#_ </text:span></text:p>
      <text:p text:style-name="P7">[do] <text:span text:style-name="T1">#_ </text:span></text:p>
      <text:list xml:id="list1373278221001937567" text:style-name="L14">
        <text:list-item>
          <text:p text:style-name="P59">REVIEW </text:p>
        </text:list-item>
        <text:list-item>
          <text:p text:style-name="P59">TASK-1</text:p>
        </text:list-item>
      </text:list>
      <text:p text:style-name="P7">[next]</text:p>
      <text:list xml:id="list6794287451588777931" text:style-name="L15">
        <text:list-item>
          <text:p text:style-name="P60">TASK</text:p>
        </text:list-item>
      </text:list>
      <text:p text:style-name="P7">[further]</text:p>
      <text:p text:style-name="P15"><text:line-break/><text:span text:style-name="T15">[/ XXX] </text:span></text:p>
      <text:p text:style-name="P25"/>
      <text:p text:style-name="P25"/>
      <text:p text:style-name="P25"/>
      <text:p text:style-name="P7">/ ------------------------------------------------ [TEMPLATE] 20191224_144528 /</text:p>
      <text:p text:style-name="P7"/>
      <text:p text:style-name="P7"><text:soft-page-break/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317504450196107482" text:style-name="L16">
        <text:list-item>
          <text:p text:style-name="P6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4557682" text:continue-numbering="true" text:style-name="L16">
        <text:list-item>
          <text:p text:style-name="P61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9116795643255858279" text:style-name="L17">
        <text:list-item>
          <text:p text:style-name="P4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7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603980955148648381" text:style-name="L18">
              <text:list-item>
                <text:p text:style-name="P36">M – w &gt; a (new window)</text:p>
              </text:list-item>
              <text:list-item>
                <text:p text:style-name="P36">doc 2 : select → session number</text:p>
              </text:list-item>
              <text:list-item>
                <text:p text:style-name="P36">doc 1</text:p>
                <text:list>
                  <text:list-item>
                    <text:p text:style-name="P36">DUP → template</text:p>
                  </text:list-item>
                  <text:list-item>
                    <text:p text:style-name="P36">session num → paste</text:p>
                  </text:list-item>
                  <text:list-item>
                    <text:p text:style-name="P36">datetime ==&gt; change to “XXX”</text:p>
                  </text:list-item>
                  <text:list-item>
                    <text:p text:style-name="P36">session num → update</text:p>
                  </text:list-item>
                </text:list>
              </text:list-item>
              <text:list-item>
                <text:p text:style-name="P36">doc 2 : select → session string</text:p>
              </text:list-item>
              <text:list-item>
                <text:p text:style-name="P40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1529232764227976960" text:style-name="L19">
              <text:list-item>
                <text:p text:style-name="P37"><text:soft-page-break/>commit</text:p>
                <text:list>
                  <text:list-item>
                    <text:p text:style-name="P37">jve</text:p>
                  </text:list-item>
                  <text:list-item>
                    <text:p text:style-name="P37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###</text:p>
          </table:table-cell>
          <table:covered-table-cell/>
        </table:table-row>
        <table:table-row>
          <table:table-cell table:style-name="表5.A6" office:value-type="float" office:value="1">
            <text:p text:style-name="P30">1</text:p>
          </table:table-cell>
          <table:table-cell table:style-name="表5.A3" office:value-type="string">
            <text:p text:style-name="P29"><office:annotation office:name="__Annotation__8900_5646382082"><dc:creator>iwabuchi ken</dc:creator><dc:date>2020-06-18T17:30:51.03</dc:date><text:p text:style-name="P71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1] res free# JVEMV6 44#13.53_X / 44. currency / 13. tasks / 53. update:fx_utilities/util_3__Gen_Trading_Result_List <text:s/>/ 20201030_133821</text:span></text:p>
          </table:table-cell>
        </table:table-row>
        <table:table-row>
          <table:table-cell table:style-name="表5.A6" office:value-type="float" office:value="2">
            <text:p text:style-name="P28">2</text:p>
          </table:table-cell>
          <table:table-cell table:style-name="表5.A3" office:value-type="string">
            <text:p text:style-name="P28"><office:annotation office:name="__Annotation__8900_56463820813"><dc:creator>iwabuchi ken</dc:creator><dc:date>2020-06-18T17:30:51.23</dc:date><text:p text:style-name="P71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1] res free# JVEMV6 44#13.53_X / 44. currency / 13. tasks / 53. update:fx_utilities/util_3__Gen_Trading_Result_List <text:s/>/ 20201030_133821</text:span></text:p>
          </table:table-cell>
        </table:table-row>
        <table:table-row>
          <table:table-cell table:style-name="表5.A6" office:value-type="float" office:value="3">
            <text:p text:style-name="P28">3</text:p>
          </table:table-cell>
          <table:table-cell table:style-name="表5.A3" office:value-type="string">
            <text:p text:style-name="P28"><office:annotation office:name="__Annotation__8900_564638208111"><dc:creator>iwabuchi ken</dc:creator><dc:date>2020-06-18T17:30:51.24</dc:date><text:p text:style-name="P71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1] res free# JVEMV6 44#13.53_X / 44. currency / 13. tasks / 53. update:fx_utilities/util_3__Gen_Trading_Result_List <text:s/>/ 20201030_133821</text:span></text:p>
          </table:table-cell>
        </table:table-row>
        <table:table-row>
          <table:table-cell table:style-name="表5.A6" office:value-type="float" office:value="4">
            <text:p text:style-name="P28">4</text:p>
          </table:table-cell>
          <table:table-cell table:style-name="表5.A3" office:value-type="string">
            <text:p text:style-name="P28"><office:annotation office:name="__Annotation__8900_564638208121"><dc:creator>iwabuchi ken</dc:creator><dc:date>2020-06-18T17:30:51.24</dc:date><text:p text:style-name="P71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1] res free# JVEMV6 44#13.53_X / 44. currency / 13. tasks / 53. update:fx_utilities/util_3__Gen_Trading_Result_List <text:s/>/ 20201030_133821</text:span></text:p>
          </table:table-cell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0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734809335009057586" text:style-name="L20">
              <text:list-item>
                <text:p text:style-name="P38">doc 1 : select → git push, echo</text:p>
              </text:list-item>
              <text:list-item>
                <text:p text:style-name="P38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oft-page-break/><text:span text:style-name="T9">tester].bat &amp;&amp; </text:span><text:span text:style-name="T13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3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2884325253517052972" text:style-name="L21">
              <text:list-item>
                <text:p text:style-name="P39">eclipse</text:p>
              </text:list-item>
              <text:list-item>
                <text:p text:style-name="P39">mt4</text:p>
              </text:list-item>
              <text:list-item>
                <text:p text:style-name="P39">folders</text:p>
              </text:list-item>
              <text:list-item>
                <text:p text:style-name="P39">sakura files</text:p>
              </text:list-item>
              <text:list-item>
                <text:p text:style-name="P39">docs</text:p>
              </text:list-item>
            </text:list>
          </table:table-cell>
          <table:covered-table-cell/>
        </table:table-row>
      </table:table>
      <text:list xml:id="list34542480" text:continue-list="list9116795643255858279" text:style-name="L17">
        <text:list-item>
          <text:p text:style-name="P46">git</text:p>
          <text:list>
            <text:list-item>
              <text:p text:style-name="P4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4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4541147" text:continue-numbering="true" text:style-name="L17">
        <text:list-item>
          <text:list>
            <text:list-item>
              <text:p text:style-name="P46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2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4545383" text:continue-numbering="true" text:style-name="L17">
        <text:list-item>
          <text:p text:style-name="P46">move “<text:span text:style-name="T3">@@@</text:span>”</text:p>
        </text:list-item>
        <text:list-item>
          <text:p text:style-name="P62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30T14:32:47.59</dc:date>
    <dc:creator>iwabuchi ken</dc:creator>
    <meta:editing-duration>P12DT5H49M7S</meta:editing-duration>
    <meta:editing-cycles>2012</meta:editing-cycles>
    <meta:generator>OpenOffice/4.1.3$Win32 OpenOffice.org_project/413m1$Build-9783</meta:generator>
    <meta:document-statistic meta:table-count="20" meta:image-count="0" meta:object-count="0" meta:page-count="19" meta:paragraph-count="332" meta:word-count="1377" meta:character-count="13180"/>
  </office:meta>
</office:document-meta>
</file>